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line-height="100%" style:punctuation-wrap="hanging" style:line-break="strict"/>
    </style:style>
    <style:style style:name="P2" style:family="paragraph">
      <style:text-properties fo:font-size="36pt" style:font-size-asian="36pt" style:font-size-complex="36pt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color="#ffffff" style:font-name="Verdana1" fo:font-size="36pt" fo:language="en" fo:country="US" style:font-name-asian="DejaVu Sans1" style:font-size-asian="36pt" style:font-name-complex="DejaVu Sans1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>
          <draw:text-box>
            <text:p>I will pilot thee</text:p>
          </draw:text-box>
        </draw:frame>
        <draw:frame presentation:style-name="pr2" draw:text-style-name="P2" draw:layer="layout" svg:width="28cm" svg:height="12.179cm" svg:x="0cm" svg:y="5.2cm" presentation:class="outline" presentation:user-transformed="true">
          <draw:text-box>
            <text:p text:style-name="P1"><text:span text:style-name="T1">Sometimes when my faith would falter</text:span></text:p>
            <text:p text:style-name="P1"><text:span text:style-name="T1">And no sunlight I can see</text:span></text:p>
            <text:p text:style-name="P1"><text:span text:style-name="T1">I just lift mine eyes to Jesus</text:span></text:p>
            <text:p text:style-name="P1"><text:span text:style-name="T1">And I whisper ‘pilot me’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text-style-name="P2" draw:layer="layout" svg:width="28cm" svg:height="15.6cm" svg:x="0cm" svg:y="5.2cm" presentation:class="outline">
          <draw:text-box>
            <text:p text:style-name="P1"><text:span text:style-name="T1">“</text:span><text:span text:style-name="T1">Fear thou not for I’ll be with thee,</text:span></text:p>
            <text:p text:style-name="P1"><text:span text:style-name="T1">I will still they pilot be,</text:span></text:p>
            <text:p text:style-name="P1"><text:span text:style-name="T1">Never mind the tossing billows,</text:span></text:p>
            <text:p text:style-name="P1"><text:span text:style-name="T1">Take my hand and trust in me”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text-style-name="P2" draw:layer="layout" svg:width="28cm" svg:height="15.6cm" svg:x="0cm" svg:y="5.2cm" presentation:class="outline">
          <draw:text-box>
            <text:p text:style-name="P1"><text:span text:style-name="T1">Often, when my soul is weary</text:span></text:p>
            <text:p text:style-name="P1"><text:span text:style-name="T1">And the day seems oh so long</text:span></text:p>
            <text:p text:style-name="P1"><text:span text:style-name="T1">I just look up to my pilot</text:span></text:p>
            <text:p text:style-name="P1"><text:span text:style-name="T1">And I hear this blessed song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text-style-name="P2" draw:layer="layout" svg:width="28cm" svg:height="15.6cm" svg:x="0cm" svg:y="5.2cm" presentation:class="outline">
          <draw:text-box>
            <text:p text:style-name="P1"><text:span text:style-name="T1">“</text:span><text:span text:style-name="T1">Fear thou not for I’ll be with thee,</text:span></text:p>
            <text:p text:style-name="P1"><text:span text:style-name="T1">I will still they pilot be,</text:span></text:p>
            <text:p text:style-name="P1"><text:span text:style-name="T1">Never mind the tossing billows,</text:span></text:p>
            <text:p text:style-name="P1"><text:span text:style-name="T1">Take my hand and trust in me”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text-style-name="P2" draw:layer="layout" svg:width="28cm" svg:height="15.6cm" svg:x="0cm" svg:y="5.2cm" presentation:class="outline">
          <draw:text-box>
            <text:p text:style-name="P1"><text:span text:style-name="T1">When temptations ‘round me gather</text:span></text:p>
            <text:p text:style-name="P1"><text:span text:style-name="T1">And I almost loose my way</text:span></text:p>
            <text:p text:style-name="P1"><text:span text:style-name="T1">Somehow, in the raging tempest,</text:span></text:p>
            <text:p text:style-name="P1"><text:span text:style-name="T1">I can hear my saviour say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text-style-name="P2" draw:layer="layout" svg:width="28cm" svg:height="15.6cm" svg:x="0cm" svg:y="5.2cm" presentation:class="outline">
          <draw:text-box>
            <text:p text:style-name="P1"><text:span text:style-name="T1">“</text:span><text:span text:style-name="T1">Fear thou not for I’ll be with thee,</text:span></text:p>
            <text:p text:style-name="P1"><text:span text:style-name="T1">I will still they pilot be,</text:span></text:p>
            <text:p text:style-name="P1"><text:span text:style-name="T1">Never mind the tossing billows,</text:span></text:p>
            <text:p text:style-name="P1"><text:span text:style-name="T1">Take my hand and trust in me”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8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3.507cm" svg:x="0cm" svg:y="0.836cm" presentation:class="title" presentation:placeholder="true">
        <draw:text-box/>
      </draw:frame>
      <draw:frame presentation:style-name="Mpr1" draw:layer="backgroundobjects" svg:width="28cm" svg:height="15.6cm" svg:x="0cm" svg:y="5.2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8cm" svg:height="3.506cm" svg:x="0cm" svg:y="0.837cm" presentation:class="title" presentation:placeholder="true">
        <draw:text-box/>
      </draw:frame>
      <draw:frame presentation:style-name="Mpr4" draw:layer="backgroundobjects" svg:width="28cm" svg:height="15.8cm" svg:x="0cm" svg:y="5.2cm" presentation:class="outline">
        <draw:text-box>
          <text:list text:style-name="ML4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6-03-21T07:28:46.595316055</dc:date>
    <dc:creator>irvy </dc:creator>
    <meta:editing-duration>PT1H56M51S</meta:editing-duration>
    <meta:editing-cycles>23</meta:editing-cycles>
    <meta:generator>LibreOffice/5.0.3.2$Linux_X86_64 LibreOffice_project/00m0$Build-2</meta:generator>
    <meta:document-statistic meta:object-count="50"/>
  </office:meta>
</office:document-meta>
</file>